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9f6e" officeooo:paragraph-rsid="00169f6e"/>
    </style:style>
    <style:style style:name="P2" style:family="paragraph" style:parent-style-name="Standard">
      <style:text-properties officeooo:rsid="001aab2f" officeooo:paragraph-rsid="001aab2f"/>
    </style:style>
    <style:style style:name="P3" style:family="paragraph" style:parent-style-name="Standard">
      <style:text-properties fo:color="#5c2d91" loext:opacity="100%" officeooo:rsid="001aab2f" officeooo:paragraph-rsid="001aab2f"/>
    </style:style>
    <style:style style:name="P4" style:family="paragraph" style:parent-style-name="Standard">
      <style:text-properties officeooo:rsid="001aab2f" officeooo:paragraph-rsid="001aab2f"/>
    </style:style>
    <style:style style:name="P5" style:family="paragraph" style:parent-style-name="Standard">
      <style:text-properties fo:color="#5c2d91" loext:opacity="100%" officeooo:rsid="001aab2f" officeooo:paragraph-rsid="001aab2f"/>
    </style:style>
    <style:style style:name="P6" style:family="paragraph" style:parent-style-name="Standard">
      <style:text-properties fo:color="#5c2d91" loext:opacity="100%" officeooo:rsid="001aab2f" officeooo:paragraph-rsid="001b77c1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b77c1"/>
    </style:style>
    <style:style style:name="T2" style:family="text">
      <style:text-properties officeooo:rsid="001c2216"/>
    </style:style>
    <style:style style:name="gr1" style:family="graphic">
      <style:graphic-properties draw:stroke="none" svg:stroke-color="#000000" draw:fill="none" draw:fill-color="#ffffff" fo:min-height="2.381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Want to search for any <text:span text:style-name="T2">subsequent</text:span> line begin<text:span text:style-name="T2">ing</text:span> with &gt;, and append it to the previous line without the <text:s/>&gt; in a single step. <text:s/>(<text:span text:style-name="T1">In MSWord, search for ^p&gt;, replace,replace,replace... with nothing</text:span>.)</text:p>
      <text:p text:style-name="P2"/>
      <text:p text:style-name="P2">Starting text:</text:p>
      <text:p text:style-name="P3">&gt; Handling end of line <text:span text:style-name="T2">plus text</text:span></text:p>
      <text:p text:style-name="P3">&gt; via search and replace</text:p>
      <text:p text:style-name="P3">&gt; in LibreOffice is not</text:p>
      <text:p text:style-name="P3">&gt; really possible.</text:p>
      <text:p text:style-name="P1"><draw:frame text:anchor-type="paragraph" draw:z-index="0" draw:name="Text Frame 1" draw:style-name="gr1" draw:text-style-name="P7" svg:width="7.832cm" svg:height="2.382cm" svg:x="9.098cm" svg:y="0.266cm"><draw:text-box><text:p>Textbox anchored to empty paragraph</text:p></draw:text-box></draw:frame></text:p>
      <text:p text:style-name="P2">Desired text:</text:p>
      <text:p text:style-name="P3"><text:span text:style-name="T1">&gt; </text:span>Handling end of line <text:span text:style-name="T2">plus text </text:span>via search and replace in LibreOffice is not really possible.</text:p>
      <text:p text:style-name="P1"/>
      <text:p text:style-name="P2">Starting text:</text:p>
      <text:p text:style-name="P3"><office:annotation office:name="__Annotation__75_3386804513" loext:resolved="false"><dc:creator>Unknown Author</dc:creator><dc:date>2024-03-15T15:56:42.452444517</dc:date><text:p text:style-name="Comment">Comments are also checked</text:p><text:p text:style-name="Comment"/><text:p text:style-name="Comment">For empty paragraphs</text:p></office:annotation>Only remove one of the two blank paragraphs</text:p>
      <text:p text:style-name="P3"/>
      <text:p text:style-name="P3"/>
      <text:p text:style-name="P3"><office:annotation-end office:name="__Annotation__75_3386804513"/></text:p>
      <text:p text:style-name="P3">Next paragraph. <text:span text:style-name="T1">(In MSWord, search for ^p^p^p, replace all with ^p^p)</text:span></text:p>
      <text:p text:style-name="P2"/>
      <text:p text:style-name="P2">Desired text:</text:p>
      <text:p text:style-name="P3">Only remove one of the two blank paragraphs</text:p>
      <text:p text:style-name="P3"/>
      <text:p text:style-name="P6">Next paragraph. <text:span text:style-name="T1">(In MSWord, search for ^p^p^p, replace all with ^p^p)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14.808cm" style:num-format="1" style:print-orientation="landscape" fo:margin-top="1.016cm" fo:margin-bottom="1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7T12:23:43.697904794</meta:creation-date>
    <dc:date>2024-03-16T07:02:13.511295722</dc:date>
    <meta:editing-duration>PT17M42S</meta:editing-duration>
    <meta:editing-cycles>6</meta:editing-cycles>
    <meta:generator>LibreOfficeDev/24.8.0.0.alpha0$Linux_X86_64 LibreOffice_project/72ce6098f72b502d54ef7100b9a7eec02c459a67</meta:generator>
    <meta:document-statistic meta:table-count="0" meta:image-count="0" meta:object-count="0" meta:page-count="1" meta:paragraph-count="15" meta:word-count="115" meta:character-count="663" meta:non-whitespace-character-count="560"/>
  </office:meta>
</office:document-meta>
</file>